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Any.setPosition( int new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Any.calcFirstPos( CMStateSet to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MAny.is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Any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An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Any.CMAny( int type , String uri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MAn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MAny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Any.calcLastPos( CMStateSet to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